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break-before="auto" fo:break-after="auto"/>
    </style:style>
    <style:style style:name="P2" style:family="paragraph" style:parent-style-name="Standard" style:master-page-name="Standard">
      <style:paragraph-properties style:page-number="1" fo:break-before="auto" fo:break-after="auto"/>
    </style:style>
    <style:style style:name="P3" style:family="paragraph" style:parent-style-name="Title">
      <style:paragraph-properties fo:break-before="auto" fo:break-after="auto"/>
    </style:style>
    <style:style style:name="P4" style:family="paragraph" style:parent-style-name="Title">
      <style:paragraph-properties fo:text-align="center" style:justify-single-word="false" fo:break-before="auto" fo:break-after="auto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ranslation of the Letter Madam Aurialian Gave you</text:p>
      <text:p text:style-name="P1"/>
      <text:p text:style-name="P1">Mr Monger,</text:p>
      <text:p text:style-name="P1">It is in the best interest of yourself and the common good that you immediately cease all business with Madam Aurilian and her salon.</text:p>
      <text:p text:style-name="P1"/>
      <text:p text:style-name="P1">Continuing to support her will only end in tragedy. You have been warned.</text:p>
      <text:p text:style-name="P4"><text:bookmark text:name="_biooh27zu5aq"/></text:p>
      <text:p text:style-name="P4"><text:bookmark text:name="_to4xb4mgxrm2"/></text:p>
      <text:p text:style-name="P3"><text:bookmark text:name="_114yr5w28ct4"/></text:p>
      <text:p text:style-name="P4"><text:bookmark text:name="_jw1vi5dda0m"/>Document 8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5" meta:word-count="49" meta:character-count="276" meta:non-whitespace-character-count="232"/>
    <meta:generator>LibreOfficeDev/6.0.5.2$Linux_X86_64 LibreOffice_project/</meta:generator>
  </office:meta>
</office:document-meta>
</file>